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0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/>
      <text:p text:style-name="P12"/>
      <text:p text:style-name="P12"><text:tab/>Per la revisione corrente, RA, presentiamo la versione definitiva del programma SiGeM realizzato dal nostro gruppo.</text:p>
      <text:p text:style-name="P12"><text:tab/></text:p>
      <text:p text:style-name="P12"><text:tab/>Alleghiamo:</text:p>
      <text:p text:style-name="P12"/>
      <text:list text:style-name="L1">
        <text:list-item>
          <text:p text:style-name="P13">Il codice sorgente del nostro progetto</text:p>
        </text:list-item>
        <text:list-item>
          <text:p text:style-name="P13">La documentazione JavaDoc del nostro progetto</text:p>
        </text:list-item>
        <text:list-item>
          <text:p text:style-name="P13">La versione aggiornata del Manuale Utente</text:p>
        </text:list-item>
        <text:list-item>
          <text:p text:style-name="P13">Piano di qualifica</text:p>
        </text:list-item>
        <text:list-item>
          <text:p text:style-name="P13">Piano di progetto</text:p>
        </text:list-item>
        <text:list-item>
          <text:p text:style-name="P13">Risultati della verifica tramite analisi statica</text:p>
        </text:list-item>
        <text:list-item>
          <text:p text:style-name="P13">Risultati della verifica tramite test</text:p>
        </text:list-item>
        <text:list-item>
          <text:p text:style-name="P13">Specifica delle prove da effettuarsi in sede di collaudo</text:p>
        </text:list-item>
        <text:list-item>
          <text:p text:style-name="P13">Un archivio pronto per essere distribuito agli studenti contenente il nostro progetto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23:37:20</dc:date>
    <meta:print-date>2005-11-30T16:25:56</meta:print-date>
    <meta:editing-cycles>320</meta:editing-cycles>
    <meta:editing-duration>P1DT4H38M1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5" meta:word-count="128" meta:character-count="961"/>
  </office:meta>
</office:document-meta>
</file>